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line-height="150%" fo:text-align="center" style:justify-single-word="false"/>
      <style:text-properties fo:font-style="normal" style:font-style-asian="normal" style:font-style-complex="normal"/>
    </style:style>
    <style:style style:name="P2" style:family="paragraph" style:parent-style-name="Standard">
      <style:paragraph-properties fo:line-height="150%"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line-height="150%"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start" style:justify-single-word="false"/>
    </style:style>
    <style:style style:name="P6" style:family="paragraph" style:parent-style-name="Standard" style:list-style-name="L1">
      <style:paragraph-properties fo:line-height="150%" fo:text-align="start" style:justify-single-word="false"/>
    </style:style>
    <style:style style:name="P7" style:family="paragraph" style:parent-style-name="Standard">
      <style:paragraph-properties fo:line-height="150%" fo:text-align="center" style:justify-single-word="false" fo:break-before="page"/>
      <style:text-properties fo:font-size="12pt" fo:font-weight="normal" style:font-size-asian="10.5pt" style:font-weight-asian="normal" style:font-size-complex="12pt" style:font-weight-complex="normal"/>
    </style:style>
    <style:style style:name="P8" style:family="paragraph" style:parent-style-name="Heading_20_2">
      <style:paragraph-properties fo:line-height="150%"/>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h text:style-name="P1" text:outline-level="1">Documentation</text:h>
      <text:h text:style-name="P1" text:outline-level="1"/>
      <text:h text:style-name="P1" text:outline-level="1">Data Communications Lab 3: TCP Chat Server</text:h>
      <text:p text:style-name="P2"/>
      <text:p text:style-name="P2"/>
      <text:p text:style-name="P3">Darin Douglass</text:p>
      <text:p text:style-name="P3">Michael Torres</text:p>
      <text:p text:style-name="P3">Grason Brennan</text:p>
      <text:p text:style-name="P3">October 3<text:span text:style-name="T1">rd</text:span>, 2013</text:p>
      <text:p text:style-name="P7"/>
      <text:p text:style-name="P4"/>
      <text:h text:style-name="P8" text:outline-level="2">Design Summary</text:h>
      <text:p text:style-name="P5"><text:tab/>For this project, we designed both the client and the server side applications using C++. The server and the client are configured to connect to each other using port 9875, after which a new port is passed off to the client to communicate on. The user is prompted to enter a username before they are allowed to start chatting. This username is the name they will be known by on the server. There is detection for two users using the same username. There is also a limit of 20 characters in a username. After the username prompt, the client and server communicate using a series of command based messages. These will be explained later in the <text:span text:style-name="T2">Supported Messages</text:span><text:span text:style-name="T3"> section. The user can now chat, join groups, and administer the server. </text:span></text:p>
      <text:p text:style-name="P5"><text:span text:style-name="T3"><text:tab/>Because the client and server are connected using TCP, there is no need for ACK packets or dropped packet handling to be done on the programmer side. TCP handles most problems. </text:span></text:p>
      <text:p text:style-name="P5"><text:span text:style-name="T3"/></text:p>
      <text:h text:style-name="Heading_20_2" text:outline-level="2">Client Specifications</text:h>
      <text:list xml:id="list1436055689" text:style-name="L1">
        <text:list-item>
          <text:p text:style-name="P6">Connects to the server on a fixed port using TCP</text:p>
        </text:list-item>
        <text:list-item>
          <text:p text:style-name="P6">Single Threaded</text:p>
        </text:list-item>
        <text:list-item>
          <text:p text:style-name="P6">Passes commands off to the server to execute. </text:p>
        </text:list-item>
        <text:list-item>
          <text:p text:style-name="P6">Receives data back to display to the user. </text:p>
        </text:list-item>
      </text:list>
      <text:h text:style-name="Heading_20_2" text:outline-level="2">Server Specifications</text:h>
      <text:p text:style-name="P5"/>
      <text:h text:style-name="Heading_20_2" text:outline-level="2">Supported Messages</text:h>
      <text:p text:style-name="P5"/>
      <text:p text:style-name="P5"/>
      <text:p text:style-name="P5"/>
      <text:p text:style-name="P5"/>
      <text:p text:style-name="P5">hi everyone</text:p>
      <text:p text:style-name="P5"/>
      <text:p text:style-name="P5">/group 3 hey bros</text:p>
      <text:p text:style-name="P5"><text:soft-page-break/></text:p>
      <text:p text:style-name="P5">/kick ben</text:p>
      <text:p text:style-name="P5"/>
      <text:p text:style-name="P5">groupsend 3 hi eyasdf</text:p>
      <text:p text:style-name="P5"/>
      <text:p text:style-name="P5">say hi everyone</text:p>
      <text:p text:style-name="P5"/>
      <text:p text:style-name="P5">user say “asdflkjasf”</text:p>
      <text:p text:style-name="P5"/>
      <text:p text:style-name="P5">USER COMMAND ARGS</text:p>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nnan </meta:initial-creator>
    <meta:creation-date>2013-10-03T14:57:25</meta:creation-date>
    <dc:date>2013-10-03T15:39:10</dc:date>
    <dc:creator>Brennan </dc:creator>
    <meta:editing-duration>PT38M36S</meta:editing-duration>
    <meta:editing-cycles>2</meta:editing-cycles>
    <meta:generator>LibreOffice/3.4$Unix LibreOffice_project/340m1$Build-502</meta:generator>
    <meta:document-statistic meta:table-count="0" meta:image-count="0" meta:object-count="0" meta:page-count="3" meta:paragraph-count="23" meta:word-count="239" meta:character-count="1367" meta:non-whitespace-character-count="1149"/>
  </office:meta>
</office:document-meta>
</file>